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58FE00002A612588B5EF.svm"/>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9. Entwicklungs- Konfiguration</text:p>
      <text:p text:style-name="Standard"/>
      <text:p text:style-name="Standard">Zur Verwendung der Software ist ein Standard PC der heutigen Generation zu verwenden. Der Server ist konfiguriert und nach dem Anschluss einsetzbar. Zur Programmierung wird Eclipse verwendet. Die Lizenzgebühren werden unter 7.4.3 geregelt.</text:p>
      <text:p text:style-name="Standard"/>
      <text:p text:style-name="Standard">10. Ergänzungen</text:p>
      <text:p text:style-name="Standard"/>
      <text:p text:style-name="Standard">10.1 Beschaffungsanforderungen</text:p>
      <text:p text:style-name="Standard"/>
      <text:p text:style-name="Standard">Zum Zeitpunkt der Übergabe sind alle benötigten PC und Server konfiguriert und nach den Bedürfnissen der Software eingerichtet. Der Betreiber ist für einen ausreichenden Internetanschluss, die Räumlichkeiten und das Personal zuständig. Bei einer Erweiterung des Systems wird der Betreiber in die Pflicht genommen, neue für das System geeignete Hardware zu beschaffen.</text:p>
      <text:p text:style-name="Standard"/>
      <text:p text:style-name="Standard">10.2Schulungsanforderungen</text:p>
      <text:p text:style-name="Standard"/>
      <text:p text:style-name="Standard">Die vorhandenen Mitarbeiter sind geschult und werden neue Mitarbeiter einarbeiten.</text:p>
      <text:p text:style-name="Standard"/>
      <text:p text:style-name="Standard">10.3Releasplan</text:p>
      <text:p text:style-name="Standard"/>
      <text:p text:style-name="Standard"><draw:frame draw:style-name="fr1" draw:name="Grafik1" text:anchor-type="paragraph" svg:width="17cm" svg:height="8.094cm" draw:z-index="0"><draw:image xlink:href="Pictures/20000007000058FE00002A612588B5EF.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6T16:30:06.47</meta:creation-date>
    <dc:date>2013-05-16T18:35:03.02</dc:date>
    <meta:editing-duration>PT1H49M34S</meta:editing-duration>
    <meta:editing-cycles>4</meta:editing-cycles>
    <meta:generator>OpenOffice.org/3.4.1$Win32 OpenOffice.org_project/341m1$Build-9593</meta:generator>
    <meta:document-statistic meta:table-count="0" meta:image-count="1" meta:object-count="0" meta:page-count="1" meta:paragraph-count="8" meta:word-count="103" meta:character-count="803"/>
  </office:meta>
</office:document-meta>
</file>